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4be408" style:font-name-asian="Times New Roman1" style:font-weight-asian="bold" style:font-size-complex="14pt"/>
    </style:style>
    <style:style style:name="P1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84c54" officeooo:paragraph-rsid="001f1e98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4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1b698b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1b698b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18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21" style:family="paragraph" style:parent-style-name="Standard">
      <style:paragraph-properties fo:text-align="start" style:justify-single-word="false" fo:hyphenation-ladder-count="no-limit"/>
      <style:text-properties officeooo:paragraph-rsid="008dd3dc" fo:hyphenate="true" fo:hyphenation-remain-char-count="2" fo:hyphenation-push-char-count="2" loext:hyphenation-no-caps="false"/>
    </style:style>
    <style:style style:name="P2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1a1b4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1b698b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948919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959729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95a446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9" style:family="text">
      <style:text-properties fo:language="uk" fo:country="UA" officeooo:rsid="00752f12" fo:background-color="#ffffff" loext:char-shading-value="0" style:font-name-asian="Calibri" style:font-name-complex="Times New Roman1" style:font-size-complex="14pt"/>
    </style:style>
    <style:style style:name="T10" style:family="text">
      <style:text-properties fo:language="uk" fo:country="UA" officeooo:rsid="00752f12" fo:background-color="#ffffff" loext:char-shading-value="0" style:font-name-asian="Calibri" style:font-name-complex="Times New Roman1"/>
    </style:style>
    <style:style style:name="T11" style:family="text">
      <style:text-properties fo:font-weight="bold" style:font-name-asian="Times New Roman1" style:font-weight-asian="bold" style:font-size-complex="14pt"/>
    </style:style>
    <style:style style:name="T12" style:family="text">
      <style:text-properties fo:font-weight="bold" officeooo:rsid="0086dac9" style:font-name-asian="Times New Roman1" style:font-weight-asian="bold" style:font-size-complex="14pt"/>
    </style:style>
    <style:style style:name="T13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4" style:family="text">
      <style:text-properties officeooo:rsid="0012bbd1"/>
    </style:style>
    <style:style style:name="T15" style:family="text">
      <style:text-properties officeooo:rsid="001d1fd5" style:font-size-complex="14pt"/>
    </style:style>
    <style:style style:name="T16" style:family="text">
      <style:text-properties fo:font-weight="normal" officeooo:rsid="001d1fd5" style:font-weight-asian="normal" style:font-size-complex="14pt" style:font-weight-complex="normal"/>
    </style:style>
    <style:style style:name="T17" style:family="text">
      <style:text-properties fo:font-weight="normal" officeooo:rsid="001f1e98" style:font-weight-asian="normal" style:font-size-complex="14pt" style:font-weight-complex="normal"/>
    </style:style>
    <style:style style:name="T18" style:family="text">
      <style:text-properties fo:font-weight="normal" officeooo:rsid="0021baa0" style:font-weight-asian="normal" style:font-size-complex="14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8dd3dc" fo:background-color="#ffff00" loext:char-shading-value="0" style:font-weight-asian="normal" style:font-size-complex="14pt" style:font-weight-complex="normal"/>
    </style:style>
    <style:style style:name="T21" style:family="text">
      <style:text-properties style:font-name="Times New Roman" fo:font-size="12pt" fo:language="uk" fo:country="UA" fo:font-weight="bold" officeooo:rsid="0025eb9e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2" style:family="text">
      <style:text-properties style:font-name="Times New Roman" fo:font-size="12pt" fo:language="uk" fo:country="UA" fo:font-weight="normal" officeooo:rsid="008dd3dc" fo:background-color="#ffff00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11in" draw:visible-area-height="1.9811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11">Лабораторна робота №</text:span><text:span text:style-name="T12">4</text:span></text:p>
      <text:p text:style-name="P19"><text:span text:style-name="T11"><text:line-break/></text:span><text:span text:style-name="T3">з дисципліни «</text:span><text:span text:style-name="T4">Розробка програмного забезпечення для мобільних пристроїв</text:span><text:span text:style-name="T13">»</text:span></text:p>
      <text:p text:style-name="P20"/>
      <text:p text:style-name="P18"><text:span text:style-name="T5">на тему: </text:span><text:span text:style-name="T6">«Можливості Firebase. Використання тем та анімації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 Є.</text:p>
      <text:p text:style-name="P8">Прийня<text:span text:style-name="T14">в</text:span>: </text:p>
      <text:p text:style-name="P11">Іванов О.П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7"><text:span text:style-name="T9">Тема. <text:s/></text:span><text:span text:style-name="T8">Можливості Firebase. Використання тем та анімації.</text:span></text:p>
      <text:p text:style-name="P16"><text:span text:style-name="T10">Мета.</text:span><text:span text:style-name="T7"> Ознайомлення з безсерверними технологіями Firebase. Налаштування анімації та</text:span></text:p>
      <text:p text:style-name="P23">теми додатків.</text:p>
      <text:p text:style-name="P14">Завдання. <text:span text:style-name="T23">Створення додатку, що використовує сервіс Firebase.</text:span></text:p>
      <text:p text:style-name="P15">Додаток з функцією обміну повідомленнями, на зразок форуму(спільного чату).</text:p>
      <text:p text:style-name="P15">Повідомлення зберігаються у хмарному сховищі, розділені по папках (folders), користувач</text:p>
      <text:p text:style-name="P15">вказує своє ім’я та може переглядати/надсилати повідомлення до різних папок.</text:p>
      <text:p text:style-name="P15">Удосконалити приклад, додати функції:</text:p>
      <text:list xml:id="list1853131771" text:style-name="L1">
        <text:list-item>
          <text:p text:style-name="P26"><text:span text:style-name="Strong_20_Emphasis"><text:span text:style-name="T19">✅</text:span></text:span>зміна імені користувача</text:p>
        </text:list-item>
        <text:list-item>
          <text:p text:style-name="P27"><text:span text:style-name="Strong_20_Emphasis"><text:span text:style-name="T19">✅</text:span></text:span>вводити назву нової папки при додаванні</text:p>
        </text:list-item>
        <text:list-item>
          <text:p text:style-name="P24">вивести додаткові дані в список папок (дата створення, користувач)</text:p>
        </text:list-item>
        <text:list-item>
          <text:p text:style-name="P25"><text:span text:style-name="Strong_20_Emphasis"><text:span text:style-name="T19">✅</text:span></text:span>сортувати повідомлення за датою</text:p>
        </text:list-item>
      </text:list>
      <text:p text:style-name="P13"><text:span text:style-name="T15">Текст програми.</text:span><text:span text:style-name="T16"> </text:span><text:a xlink:type="simple" xlink:href="https://github.com/dazzlemon/diit_121-ipz_y3_kpz/blob/main/1/src/main.pl" text:style-name="Internet_20_link" text:visited-style-name="Visited_20_Internet_20_Link"><text:span text:style-name="T18">g</text:span></text:a><text:a xlink:type="simple" xlink:href="https://github.com/dazzlemon/mobile/blob/main/lr3/lib/main.dart" text:style-name="Internet_20_link" text:visited-style-name="Visited_20_Internet_20_Link"><text:span text:style-name="T17">ithub</text:span></text:a></text:p>
      <text:p text:style-name="P21"><text:span text:style-name="T21">Результати виконання програми. </text:span><text:a xlink:type="simple" xlink:href="https://www.youtube.com/watch?v=mzu21I3r05E" text:style-name="Internet_20_link" text:visited-style-name="Visited_20_Internet_20_Link">youtube</text:a> <text:span text:style-name="T22">TOD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1" style:font-family-asian="FreeSans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2-05-18T19:45:37.033149416</dc:date>
    <meta:editing-duration>PT2H59M31S</meta:editing-duration>
    <meta:editing-cycles>120</meta:editing-cycles>
    <meta:generator>LibreOffice/7.2.6.2$Linux_X86_64 LibreOffice_project/20$Build-2</meta:generator>
    <meta:document-statistic meta:table-count="0" meta:image-count="0" meta:object-count="1" meta:page-count="2" meta:paragraph-count="28" meta:word-count="134" meta:character-count="1044" meta:non-whitespace-character-count="935"/>
  </office:meta>
</office:document-meta>
</file>